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2b89" officeooo:paragraph-rsid="001b2b89"/>
    </style:style>
    <style:style style:name="P2" style:family="paragraph" style:parent-style-name="Standard">
      <style:paragraph-properties fo:text-align="justify" style:justify-single-word="false"/>
      <style:text-properties fo:font-weight="bold" officeooo:rsid="001b2b89" officeooo:paragraph-rsid="001b2b89" style:font-weight-asian="bold" style:font-weight-complex="bold"/>
    </style:style>
    <style:style style:name="P3" style:family="paragraph" style:parent-style-name="Standard">
      <style:paragraph-properties fo:text-align="justify" style:justify-single-word="false"/>
      <style:text-properties fo:font-weight="bold" officeooo:rsid="001d3925" officeooo:paragraph-rsid="001d3925" style:font-weight-asian="bold" style:font-weight-complex="bold"/>
    </style:style>
    <style:style style:name="P4" style:family="paragraph" style:parent-style-name="Standard">
      <style:paragraph-properties fo:text-align="center" style:justify-single-word="false"/>
      <style:text-properties fo:font-weight="bold" officeooo:rsid="001d3925" officeooo:paragraph-rsid="001d3925"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d3925" officeooo:paragraph-rsid="001d3925"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ea2d6" officeooo:paragraph-rsid="001ea2d6" style:font-weight-asian="bold" style:font-weight-complex="bold"/>
    </style:style>
    <style:style style:name="P7" style:family="paragraph" style:parent-style-name="Standard">
      <style:paragraph-properties fo:text-align="justify" style:justify-single-word="false"/>
      <style:text-properties style:text-underline-style="none" fo:font-weight="bold" officeooo:rsid="001ea2d6" officeooo:paragraph-rsid="001ea2d6" style:font-weight-asian="bold" style:font-weight-complex="bold"/>
    </style:style>
    <style:style style:name="P8" style:family="paragraph" style:parent-style-name="Standard">
      <style:paragraph-properties fo:text-align="justify" style:justify-single-word="false"/>
      <style:text-properties style:text-underline-style="none" fo:font-weight="normal" officeooo:rsid="001ea2d6" officeooo:paragraph-rsid="001ea2d6" style:font-weight-asian="normal" style:font-weight-complex="normal"/>
    </style:style>
    <style:style style:name="P9" style:family="paragraph" style:parent-style-name="Standard">
      <style:paragraph-properties fo:text-align="justify" style:justify-single-word="false" fo:break-before="page"/>
      <style:text-properties fo:font-weight="bold" officeooo:rsid="001b2b89" officeooo:paragraph-rsid="001b2b89" style:font-weight-asian="bold" style:font-weight-complex="bold"/>
    </style:style>
    <style:style style:name="P10" style:family="paragraph" style:parent-style-name="Standard">
      <style:paragraph-properties fo:text-align="justify" style:justify-single-word="false"/>
      <style:text-properties officeooo:rsid="001b2b89" officeooo:paragraph-rsid="001b2b89"/>
    </style:style>
    <style:style style:name="P11" style:family="paragraph" style:parent-style-name="Standard" style:list-style-name="L1">
      <style:paragraph-properties fo:text-align="justify" style:justify-single-word="false"/>
      <style:text-properties officeooo:rsid="001b2b89" officeooo:paragraph-rsid="001b2b89"/>
    </style:style>
    <style:style style:name="P12" style:family="paragraph" style:parent-style-name="Standard" style:list-style-name="L1">
      <style:paragraph-properties fo:text-align="justify" style:justify-single-word="false"/>
      <style:text-properties officeooo:rsid="001b2b89" officeooo:paragraph-rsid="001d3925"/>
    </style:style>
    <style:style style:name="P13" style:family="paragraph" style:parent-style-name="Standard" style:list-style-name="L1">
      <style:paragraph-properties fo:text-align="justify" style:justify-single-word="false"/>
      <style:text-properties officeooo:rsid="001b2b89" officeooo:paragraph-rsid="001b7581"/>
    </style:style>
    <style:style style:name="P14" style:family="paragraph" style:parent-style-name="Standard" style:list-style-name="L1">
      <style:paragraph-properties fo:text-align="justify" style:justify-single-word="false"/>
      <style:text-properties officeooo:paragraph-rsid="001b2b89"/>
    </style:style>
    <style:style style:name="P15" style:family="paragraph" style:parent-style-name="Standard" style:list-style-name="L1">
      <style:paragraph-properties fo:text-align="justify" style:justify-single-word="false"/>
      <style:text-properties officeooo:paragraph-rsid="001b7581"/>
    </style:style>
    <style:style style:name="P16" style:family="paragraph" style:parent-style-name="Standard" style:list-style-name="L1">
      <style:paragraph-properties fo:text-align="justify" style:justify-single-word="false"/>
      <style:text-properties officeooo:rsid="001b7581" officeooo:paragraph-rsid="001b7581"/>
    </style:style>
    <style:style style:name="P17" style:family="paragraph" style:parent-style-name="Standard" style:list-style-name="L1" style:master-page-name="">
      <style:paragraph-properties fo:margin-left="0cm" fo:margin-right="0cm" fo:text-align="justify" style:justify-single-word="false" fo:text-indent="-0.6cm" style:auto-text-indent="false" style:page-number="auto"/>
      <style:text-properties officeooo:rsid="001b2b89" officeooo:paragraph-rsid="001b2b89"/>
    </style:style>
    <style:style style:name="P18" style:family="paragraph" style:parent-style-name="Standard" style:list-style-name="L1" style:master-page-name="">
      <style:paragraph-properties fo:margin-left="0cm" fo:margin-right="0cm" fo:text-align="justify" style:justify-single-word="false" fo:text-indent="-0.6cm" style:auto-text-indent="false" style:page-number="auto"/>
      <style:text-properties officeooo:rsid="001b2b89" officeooo:paragraph-rsid="001b7581"/>
    </style:style>
    <style:style style:name="P19" style:family="paragraph" style:parent-style-name="Standard" style:list-style-name="L1" style:master-page-name="">
      <style:paragraph-properties fo:text-align="justify" style:justify-single-word="false" style:page-number="auto"/>
      <style:text-properties officeooo:rsid="001b2b89" officeooo:paragraph-rsid="001b7581"/>
    </style:style>
    <style:style style:name="T1" style:family="text">
      <style:text-properties officeooo:rsid="001b7581"/>
    </style:style>
    <style:style style:name="T2" style:family="text">
      <style:text-properties fo:font-weight="bold" style:font-weight-asian="bold" style:font-weight-complex="bold"/>
    </style:style>
    <style:style style:name="T3" style:family="text">
      <style:text-properties fo:font-weight="bold" officeooo:rsid="001b7581" style:font-weight-asian="bold" style:font-weight-complex="bold"/>
    </style:style>
    <style:style style:name="T4" style:family="text">
      <style:text-properties officeooo:rsid="001d3925"/>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NI PROJECT</text:p>
      <text:p text:style-name="P3"><text:line-break/>Project Title: S-Connect</text:p>
      <text:p text:style-name="P3"/>
      <text:p text:style-name="P3">Members: Swagato Majumder [1MS14MCA49]</text:p>
      <text:p text:style-name="P3"><text:tab/> <text:s text:c="6"/>Taher Makadam [1MS14MCA50]</text:p>
      <text:p text:style-name="P3"/>
      <text:p text:style-name="P5">ABSTRACT</text:p>
      <text:p text:style-name="P7"/>
      <text:p text:style-name="P8">S-connect software system can be used by any education institutes to automate the sending/bradcasting the necessary materials by the teachers to the students. Acheiving this objecive is difficult in normal day to day life, can be collecting relevant information may be very time consuming. All these problems are solved using this project.</text:p>
      <text:p text:style-name="P8"/>
      <text:p text:style-name="P6">INTRODUCTION</text:p>
      <text:p text:style-name="P6"/>
      <text:p text:style-name="P6">Purpose:</text:p>
      <text:p text:style-name="P8">The objective of S-Connect system is to allow the adminstrator of any organization to edit and find out the personal details of student and teacher to upload necessary materials and the student can download them easily. This will facilitate students as he study notes, and books and assignments uploaded by the <text:s/>teachers in specific intervals, students will get to see those document according to the semester they are in and these the students can easily download those needful uploaded materials in an ease. Teachers can upload the materials once they login and in the same way the students can download the materials once they log in, so all the needful document will be available in a few seconds.</text:p>
      <text:p text:style-name="P8">Overall, it will mke he management, teachers and students an easier job to handle with all the documents and study materials which are needful for the students of any organization.</text:p>
      <text:p text:style-name="P9">Scope:</text:p>
      <text:p text:style-name="P2"/>
      <text:p text:style-name="P1">Module 1 :<text:tab/><text:span text:style-name="T2">TEACHERS</text:span></text:p>
      <text:p text:style-name="P1"><text:tab/></text:p>
      <text:list xml:id="list2142140772897980115" text:style-name="L1">
        <text:list-item>
          <text:p text:style-name="P11">Have Login facility.</text:p>
        </text:list-item>
        <text:list-item>
          <text:p text:style-name="P11">Can upload books (PDF/DOC) file according to semester (batchwise/yearwise).</text:p>
        </text:list-item>
        <text:list-item>
          <text:p text:style-name="P11">Can upload notes, text files fo study materials.</text:p>
        </text:list-item>
        <text:list-item>
          <text:p text:style-name="P11">Can upload Ppt presentations for study references.</text:p>
        </text:list-item>
        <text:list-item>
          <text:p text:style-name="P16">Can upload Circulars which will be notified by the email facility.</text:p>
        </text:list-item>
        <text:list-item>
          <text:p text:style-name="P11">Can upload “To Do Assignment” in (doc/pdf,image format).</text:p>
        </text:list-item>
        <text:list-item>
          <text:p text:style-name="P11">Can download the “Done Assignments” uploaded by the students <text:span text:style-name="T1">which will be notified by the email facility.</text:span></text:p>
          <text:p text:style-name="P11"/>
          <text:p text:style-name="P17">Module 2 :<text:tab/><text:span text:style-name="T2">STUDENTS</text:span></text:p>
          <text:p text:style-name="P14"/>
        </text:list-item>
        <text:list-item>
          <text:p text:style-name="P11">Have Login facility as per USN.</text:p>
        </text:list-item>
        <text:list-item>
          <text:p text:style-name="P11">Can <text:span text:style-name="T1">download</text:span> books (PDF/DOC) file according to semester (yearwise).</text:p>
        </text:list-item>
        <text:list-item>
          <text:p text:style-name="P11">Can <text:span text:style-name="T1">download</text:span> notes, text files fo study materials.</text:p>
        </text:list-item>
        <text:list-item>
          <text:p text:style-name="P11">Can <text:span text:style-name="T1">download</text:span> Ppt presentations for study references.</text:p>
        </text:list-item>
        <text:list-item>
          <text:p text:style-name="P12">Can <text:span text:style-name="T1">download</text:span> <text:span text:style-name="T4">Circulars which will be notified by the email facility</text:span>.</text:p>
        </text:list-item>
        <text:list-item>
          <text:p text:style-name="P13">Can <text:span text:style-name="T1">download</text:span> “To Do Assignment” in (doc/pdf,image format) <text:span text:style-name="T1">which will be notified by the email facility.</text:span></text:p>
        </text:list-item>
        <text:list-item>
          <text:p text:style-name="P11">Can <text:span text:style-name="T1">upload </text:span>the “Done Assignments” uploaded by the students.</text:p>
          <text:p text:style-name="P19"/>
          <text:p text:style-name="P18">Module <text:span text:style-name="T1">3</text:span> :<text:tab/><text:span text:style-name="T3">ADMIN</text:span></text:p>
          <text:p text:style-name="P15"/>
        </text:list-item>
        <text:list-item>
          <text:p text:style-name="P13">Have Login facility.</text:p>
        </text:list-item>
        <text:list-item>
          <text:p text:style-name="P13">Can <text:span text:style-name="T1">add/remove teachers.</text:span></text:p>
        </text:list-item>
        <text:list-item>
          <text:p text:style-name="P16">Can update informations about the teachers.</text:p>
        </text:list-item>
        <text:list-item>
          <text:p text:style-name="P13">Can <text:span text:style-name="T1">add/remove students.</text:span></text:p>
        </text:list-item>
        <text:list-item>
          <text:p text:style-name="P13">Can <text:span text:style-name="T1">update the information about the stud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09:42:40.706914602</meta:creation-date>
    <dc:date>2016-02-13T10:52:34.719059261</dc:date>
    <meta:editing-duration>PT3S</meta:editing-duration>
    <meta:editing-cycles>1</meta:editing-cycles>
    <meta:generator>LibreOffice/4.2.8.2$Linux_X86_64 LibreOffice_project/420m0$Build-2</meta:generator>
    <meta:document-statistic meta:table-count="0" meta:image-count="0" meta:object-count="0" meta:page-count="2" meta:paragraph-count="38" meta:word-count="404" meta:character-count="2451" meta:non-whitespace-character-count="2094"/>
  </office:meta>
</office:document-meta>
</file>